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8pt" officeooo:rsid="00189688" officeooo:paragraph-rsid="00189688" style:font-size-asian="7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7_1667279088"/>PHORM CAMBOIM<text:tab/><text:tab/><text:tab/>ORDEM DE MANIPULACAO – Receita:%1<text:tab/><text:tab/><text:tab/>Data : 3/08/2015</text:p>
      <text:p text:style-name="P1"><text:tab/><text:tab/><text:tab/><text:tab/><text:tab/><text:tab/><text:tab/><text:tab/><text:tab/><text:tab/><text:tab/>Hora : 9:42</text:p>
      <text:p text:style-name="P1">Cliente: ANDERSON MARTINS<text:tab/><text:tab/>Fone : 3421-1932<text:tab/><text:tab/>Dr(a).: %2<text:tab/><text:tab/><text:tab/>C.R.M: %3</text:p>
      <text:p text:style-name="P1"/>
      <text:p text:style-name="P1"><text:s text:c="2"/>Produto: CAPSULAS<text:tab/>30 un<text:tab/>(1caps/dose = 30 caps de 348 mg)<text:tab/><text:tab/><text:tab/><text:tab/>Preco: %4</text:p>
      <text:p text:style-name="P1"><text:s text:c="2"/>Veiculo/Excipiente: EXCIPIENTE<text:tab/>qsp<text:tab/>Posologia: 1 caps manha.</text:p>
      <text:p text:style-name="P1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">Nr.<text:tab/>ITEM<text:tab/><text:tab/>Quantidade <text:s/>*-- <text:s/>Manipular –* <text:s/>[ <text:s/>Fornecedor<text:tab/>Lote <text:s/>]<text:tab/><text:tab/>Lembrete</text:p>
      <text:p text:style-name="P1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text:bookmark-end text:name="__DdeLink__7_166727908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0:45:06.324972347</meta:creation-date>
    <dc:date>2015-12-01T01:05:09.253948413</dc:date>
    <meta:editing-duration>PT20M3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8" meta:word-count="55" meta:character-count="1109" meta:non-whitespace-character-count="1028"/>
  </office:meta>
</office:document-meta>
</file>